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svg:stroke-color="#2f528f" draw:stroke-linejoin="none" svg:stroke-linecap="butt" draw:fill="solid" draw:fill-color="#4472c4" draw:textarea-horizontal-align="center" draw:textarea-vertical-align="middle"/>
    </style:style>
    <style:style style:name="gr2" style:family="graphic" style:parent-style-name="standard">
      <style:graphic-properties draw:stroke="none" draw:stroke-dash="Dash_20_2" svg:stroke-width="0cm" svg:stroke-color="#2f528f" draw:stroke-linejoin="none" svg:stroke-linecap="butt" draw:fill="solid" draw:fill-color="#8faadc" draw:textarea-horizontal-align="center" draw:textarea-vertical-align="middle"/>
    </style:style>
    <style:style style:name="gr3" style:family="graphic" style:parent-style-name="standard">
      <style:graphic-properties draw:stroke="solid" draw:stroke-dash="Dash_20_2" svg:stroke-width="0.019cm" svg:stroke-color="#2f528f" draw:stroke-linejoin="round" svg:stroke-linecap="butt" draw:fill="none" draw:fill-color="#8faadc" draw:textarea-horizontal-align="center" draw:textarea-vertical-align="middle" fo:padding-top="0.009cm" fo:padding-bottom="0.009cm" fo:padding-left="0.009cm" fo:padding-right="0.009cm"/>
    </style:style>
    <style:style style:name="gr4" style:family="graphic" style:parent-style-name="standard">
      <style:graphic-properties draw:stroke="solid" draw:stroke-dash="Dash_20_2" svg:stroke-width="0.019cm" svg:stroke-color="#2f528f" draw:stroke-linejoin="round" svg:stroke-linecap="butt" draw:textarea-horizontal-align="center" draw:textarea-vertical-align="middle" fo:padding-top="0.009cm" fo:padding-bottom="0.009cm" fo:padding-left="0.009cm" fo:padding-right="0.009cm"/>
    </style:style>
    <style:style style:name="gr5" style:family="graphic" style:parent-style-name="standard">
      <style:graphic-properties draw:stroke="none" draw:stroke-dash="Dash_20_2" svg:stroke-width="0cm" svg:stroke-color="#ff0000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solid" draw:stroke-dash="Dash_20_2" svg:stroke-width="0.01cm" svg:stroke-color="#000000" draw:stroke-linejoin="round" svg:stroke-linecap="butt" draw:fill="none" draw:fill-color="#ffffff" draw:textarea-horizontal-align="center" draw:textarea-vertical-align="middle" fo:padding-top="0.005cm" fo:padding-bottom="0.005cm" fo:padding-left="0.005cm" fo:padding-right="0.005cm"/>
    </style:style>
    <style:style style:name="gr7" style:family="graphic" style:parent-style-name="standard">
      <style:graphic-properties draw:stroke="none" draw:fill="none" draw:fill-color="#ffffff" draw:textarea-horizontal-align="left" draw:auto-grow-height="false" draw:fit-to-size="true" fo:padding-top="0cm" fo:padding-bottom="0cm" fo:padding-left="0cm" fo:padding-right="0cm"/>
    </style:style>
    <style:style style:name="gr8" style:family="graphic" style:parent-style-name="standard">
      <style:graphic-properties draw:stroke="none" draw:stroke-dash="Dash_20_2" svg:stroke-width="0cm" svg:stroke-color="#2f528f" draw:stroke-linejoin="none" svg:stroke-linecap="butt" draw:fill="solid" draw:fill-color="#bfbfbf" draw:textarea-horizontal-align="center" draw:textarea-vertical-align="middle"/>
    </style:style>
    <style:style style:name="gr9" style:family="graphic" style:parent-style-name="standard">
      <style:graphic-properties draw:stroke="none" draw:stroke-dash="Dash_20_2" svg:stroke-width="0cm" draw:stroke-linejoin="none" svg:stroke-linecap="butt" draw:fill="solid" draw:fill-color="#ffc000" draw:textarea-horizontal-align="center" draw:textarea-vertical-align="middle"/>
    </style:style>
    <style:style style:name="gr10" style:family="graphic" style:parent-style-name="standard">
      <style:graphic-properties draw:stroke="none" draw:stroke-dash="Dash_20_2" svg:stroke-width="0cm" draw:stroke-linejoin="none" svg:stroke-linecap="butt" draw:fill="solid" draw:fill-color="#ffd966" draw:textarea-horizontal-align="center" draw:textarea-vertical-align="middle"/>
    </style:style>
    <style:style style:name="gr11" style:family="graphic" style:parent-style-name="standard">
      <style:graphic-properties draw:stroke="solid" draw:stroke-dash="Dash_20_2" svg:stroke-width="0.019cm" svg:stroke-color="#2f528f" draw:stroke-linejoin="round" svg:stroke-linecap="butt" draw:fill="none" draw:fill-color="#ffd966" draw:textarea-horizontal-align="center" draw:textarea-vertical-align="middle" fo:padding-top="0.009cm" fo:padding-bottom="0.009cm" fo:padding-left="0.009cm" fo:padding-right="0.009cm"/>
    </style:style>
    <style:style style:name="gr12" style:family="graphic" style:parent-style-name="standard">
      <style:graphic-properties draw:stroke="none" draw:stroke-dash="Dash_20_2" svg:stroke-width="0cm" svg:stroke-color="#2f528f" draw:stroke-linejoin="none" svg:stroke-linecap="butt" draw:fill="solid" draw:fill-color="#bfbfbf" draw:textarea-horizontal-align="center" draw:textarea-vertical-align="middle"/>
    </style:style>
    <style:style style:name="gr13" style:family="graphic" style:parent-style-name="standard">
      <style:graphic-properties draw:stroke="none" draw:stroke-dash="Dash_20_2" svg:stroke-width="0cm" svg:stroke-color="#2f528f" draw:stroke-linejoin="none" svg:stroke-linecap="butt" draw:fill="none" draw:fill-color="#ff0000" draw:textarea-horizontal-align="center" draw:textarea-vertical-align="middle"/>
    </style:style>
    <style:style style:name="gr14" style:family="graphic" style:parent-style-name="standard">
      <style:graphic-properties draw:stroke="none" draw:stroke-dash="Dash_20_2" svg:stroke-width="0cm" svg:stroke-color="#2f528f" draw:stroke-linejoin="none" svg:stroke-linecap="butt" draw:fill="solid" draw:fill-color="#ffc000" draw:textarea-horizontal-align="center" draw:textarea-vertical-align="middle"/>
    </style:style>
    <style:style style:name="gr15" style:family="graphic" style:parent-style-name="standard">
      <style:graphic-properties draw:stroke="none" draw:stroke-dash="Dash_20_2" svg:stroke-width="0cm" svg:stroke-color="#2f528f" draw:stroke-linejoin="none" svg:stroke-linecap="butt" draw:fill="solid" draw:fill-color="#ffd966" draw:textarea-horizontal-align="center" draw:textarea-vertical-align="middle"/>
    </style:style>
    <style:style style:name="gr16" style:family="graphic" style:parent-style-name="standard">
      <style:graphic-properties draw:stroke="solid" draw:stroke-dash="Dash_20_2" svg:stroke-width="0cm" svg:stroke-color="#4472c4" draw:stroke-linejoin="none" svg:stroke-linecap="butt" draw:fill="solid" draw:fill-color="#4472c4" draw:textarea-horizontal-align="center" draw:textarea-vertical-align="middle"/>
    </style:style>
    <style:style style:name="gr17" style:family="graphic" style:parent-style-name="standard">
      <style:graphic-properties draw:stroke="none" draw:stroke-dash="Dash_20_2" svg:stroke-width="0cm" svg:stroke-color="#4472c4" draw:stroke-linejoin="none" svg:stroke-linecap="butt" draw:fill="solid" draw:fill-color="#ff0000" draw:textarea-horizontal-align="center" draw:textarea-vertical-align="middle"/>
    </style:style>
    <style:style style:name="gr18" style:family="graphic" style:parent-style-name="standard">
      <style:graphic-properties draw:stroke="none" draw:stroke-dash="Dash_20_2" svg:stroke-width="0cm" svg:stroke-color="#4472c4" draw:stroke-linejoin="none" svg:stroke-linecap="butt" draw:fill="solid" draw:fill-color="#bbbbbb" draw:textarea-horizontal-align="center" draw:textarea-vertical-align="middle"/>
    </style:style>
    <style:style style:name="gr19" style:family="graphic" style:parent-style-name="standard">
      <style:graphic-properties draw:stroke="none" draw:stroke-dash="Dash_20_2" svg:stroke-width="0cm" svg:stroke-color="#000000" draw:stroke-linejoin="none" svg:stroke-linecap="butt" draw:fill="solid" draw:fill-color="#ffc000" draw:textarea-horizontal-align="center" draw:textarea-vertical-align="middle"/>
    </style:style>
    <style:style style:name="gr20" style:family="graphic" style:parent-style-name="standard">
      <style:graphic-properties draw:stroke="none" draw:stroke-dash="Dash_20_2" svg:stroke-width="0cm" svg:stroke-color="#4472c4" draw:stroke-linejoin="none" svg:stroke-linecap="butt" draw:fill="solid" draw:fill-color="#ff6666" draw:textarea-horizontal-align="center" draw:textarea-vertical-align="middle"/>
    </style:style>
    <style:style style:name="gr21" style:family="graphic" style:parent-style-name="standard">
      <style:graphic-properties draw:stroke="solid" draw:stroke-dash="Dash_20_2" svg:stroke-width="0.019cm" svg:stroke-color="#2f528f" draw:stroke-linejoin="round" svg:stroke-linecap="butt" draw:fill="none" draw:fill-color="#ff6666" draw:textarea-horizontal-align="center" draw:textarea-vertical-align="middle" fo:padding-top="0.009cm" fo:padding-bottom="0.009cm" fo:padding-left="0.009cm" fo:padding-right="0.009cm"/>
    </style:style>
    <style:style style:name="gr22" style:family="graphic" style:parent-style-name="standard">
      <style:graphic-properties draw:stroke="solid" draw:stroke-dash="Dash_20_2" svg:stroke-width="0cm" svg:stroke-color="#ff0000" draw:stroke-linejoin="none" svg:stroke-linecap="butt" draw:fill="solid" draw:fill-color="#ff0000" draw:textarea-horizontal-align="center" draw:textarea-vertical-align="middle"/>
    </style:style>
    <style:style style:name="gr23" style:family="graphic" style:parent-style-name="standard">
      <style:graphic-properties draw:stroke="solid" draw:stroke-dash="Dash_20_2" svg:stroke-width="0.102cm" svg:stroke-color="#ff0000" draw:marker-start-width="0.452cm" draw:marker-end-width="0.452cm" draw:stroke-linejoin="none" svg:stroke-linecap="butt" draw:fill="solid" draw:fill-color="#ff0000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draw:stroke-dash="Dash_20_2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25" style:family="graphic" style:parent-style-name="standard">
      <style:graphic-properties draw:stroke="solid" draw:stroke-dash="Dash_20_2" svg:stroke-width="0.009cm" svg:stroke-color="#000000" draw:stroke-linejoin="round" svg:stroke-linecap="butt" draw:fill="none" draw:fill-color="#ffffff" draw:textarea-horizontal-align="center" draw:textarea-vertical-align="middle" fo:padding-top="0.004cm" fo:padding-bottom="0.004cm" fo:padding-left="0.004cm" fo:padding-right="0.004cm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false" style:text-line-through-style="none" fo:font-family="Calibri" style:font-family-generic="swiss" style:font-pitch="variable" fo:font-size="13pt" fo:font-style="normal" fo:text-shadow="none" style:text-underline-style="none" fo:font-weight="normal" style:text-underline-mode="continuous" style:text-overline-mode="continuous" style:text-line-through-mode="continuous" style:font-family-asian="Calibri" style:font-family-generic-asian="swiss" style:font-pitch-asian="variable" style:font-size-asian="13pt" style:font-weight-asian="normal" style:font-family-complex="Calibri" style:font-family-generic-complex="swiss" style:font-pitch-complex="variable" style:font-size-complex="13pt" style:font-weight-complex="normal" style:text-scale="100%" style:text-overline-style="none" style:text-overline-color="font-color"/>
    </style:style>
    <style:style style:name="P3" style:family="paragraph">
      <style:text-properties fo:color="#000000" style:text-outline="false" style:text-line-through-style="none" fo:font-family="Calibri" style:font-family-generic="swiss" style:font-pitch="variable" fo:font-size="19.7000007629395pt" fo:font-style="normal" fo:text-shadow="none" style:text-underline-style="none" fo:font-weight="bold" style:text-underline-mode="continuous" style:text-overline-mode="continuous" style:text-line-through-mode="continuous" style:font-family-asian="Calibri" style:font-family-generic-asian="swiss" style:font-pitch-asian="variable" style:font-size-asian="19.7000007629395pt" style:font-family-complex="Calibri" style:font-family-generic-complex="swiss" style:font-pitch-complex="variable" style:font-size-complex="19.7000007629395pt" style:text-scale="100%" style:text-overline-style="none" style:text-overline-color="font-color"/>
    </style:style>
    <style:style style:name="P4" style:family="paragraph">
      <style:paragraph-properties fo:text-align="start"/>
      <style:text-properties fo:color="#000000" fo:font-family="Calibri" style:font-family-generic="swiss" style:font-pitch="variable" fo:font-size="11pt" fo:language="zxx" fo:country="none" fo:font-weight="bold" style:letter-kerning="true" style:font-family-asian="Calibri" style:font-family-generic-asian="swiss" style:font-pitch-asian="variable" style:font-size-asian="11pt" style:language-asian="zxx" style:country-asian="none" style:font-family-complex="Calibri" style:font-family-generic-complex="swiss" style:font-pitch-complex="variable" style:font-size-complex="11pt" style:language-complex="zxx" style:country-complex="none"/>
    </style:style>
    <style:style style:name="P5" style:family="paragraph">
      <style:text-properties fo:color="#000000" style:text-outline="false" style:text-line-through-style="none" fo:font-family="Calibri" style:font-family-generic="swiss" style:font-pitch="variable" fo:font-size="6.09999990463257pt" fo:font-style="normal" fo:text-shadow="none" style:text-underline-style="none" fo:font-weight="normal" style:text-underline-mode="continuous" style:text-overline-mode="continuous" style:text-line-through-mode="continuous" style:font-family-asian="Calibri" style:font-family-generic-asian="swiss" style:font-pitch-asian="variable" style:font-size-asian="6.09999990463257pt" style:font-family-complex="Calibri" style:font-family-generic-complex="swiss" style:font-pitch-complex="variable" style:font-size-complex="6.09999990463257pt" style:text-scale="100%" style:text-overline-style="none" style:text-overline-color="font-color"/>
    </style:style>
    <style:style style:name="P6" style:family="paragraph">
      <style:text-properties fo:color="#000000" style:text-outline="false" style:text-line-through-style="none" fo:font-family="Calibri" style:font-family-generic="swiss" style:font-pitch="variable" fo:font-size="11pt" fo:font-style="normal" fo:text-shadow="none" style:text-underline-style="none" fo:font-weight="bold" style:text-underline-mode="continuous" style:text-overline-mode="continuous" style:text-line-through-mode="continuous" style:font-family-asian="Calibri" style:font-family-generic-asian="swiss" style:font-pitch-asian="variable" style:font-size-asian="11pt" style:font-family-complex="Calibri" style:font-family-generic-complex="swiss" style:font-pitch-complex="variable" style:font-size-complex="11pt" style:text-scale="100%" style:text-overline-style="none" style:text-overline-color="font-color"/>
    </style:style>
    <style:style style:name="P7" style:family="paragraph">
      <style:text-properties fo:color="#ffffff" style:text-outline="false" style:text-line-through-style="none" fo:font-family="Calibri" style:font-family-generic="swiss" style:font-pitch="variable" fo:font-size="6.59999990463257pt" fo:font-style="normal" fo:text-shadow="none" style:text-underline-style="none" fo:font-weight="normal" style:text-underline-mode="continuous" style:text-overline-mode="continuous" style:text-line-through-mode="continuous" style:font-family-asian="Calibri" style:font-family-generic-asian="swiss" style:font-pitch-asian="variable" style:font-size-asian="6.59999990463257pt" style:font-family-complex="Calibri" style:font-family-generic-complex="swiss" style:font-pitch-complex="variable" style:font-size-complex="6.59999990463257pt" style:text-scale="100%" style:text-overline-style="none" style:text-overline-color="font-color"/>
    </style:style>
    <style:style style:name="P8" style:family="paragraph">
      <style:text-properties fo:color="#ffffff" style:text-outline="false" style:text-line-through-style="none" fo:font-family="Calibri" style:font-family-generic="swiss" style:font-pitch="variable" fo:font-size="6.09999990463257pt" fo:font-style="normal" fo:text-shadow="none" style:text-underline-style="none" fo:font-weight="normal" style:text-underline-mode="continuous" style:text-overline-mode="continuous" style:text-line-through-mode="continuous" style:font-family-asian="Calibri" style:font-family-generic-asian="swiss" style:font-pitch-asian="variable" style:font-size-asian="6.09999990463257pt" style:font-family-complex="Calibri" style:font-family-generic-complex="swiss" style:font-pitch-complex="variable" style:font-size-complex="6.09999990463257pt" style:text-scale="100%" style:text-overline-style="none" style:text-overline-color="font-color"/>
    </style:style>
    <style:style style:name="P9" style:family="paragraph">
      <style:text-properties fo:color="#000000" style:text-outline="false" style:text-line-through-style="none" fo:font-family="Calibri" style:font-family-generic="swiss" style:font-pitch="variable" fo:font-size="13.1000003814697pt" fo:font-style="normal" fo:text-shadow="none" style:text-underline-style="none" fo:font-weight="bold" style:text-underline-mode="continuous" style:text-overline-mode="continuous" style:text-line-through-mode="continuous" style:font-family-asian="Calibri" style:font-family-generic-asian="swiss" style:font-pitch-asian="variable" style:font-size-asian="13.1000003814697pt" style:font-family-complex="Calibri" style:font-family-generic-complex="swiss" style:font-pitch-complex="variable" style:font-size-complex="13.1000003814697pt" style:text-scale="100%" style:text-overline-style="none" style:text-overline-color="font-color"/>
    </style:style>
    <style:style style:name="P10" style:family="paragraph">
      <style:text-properties fo:color="#000000" style:text-outline="false" style:text-line-through-style="none" fo:font-family="Calibri" style:font-family-generic="swiss" style:font-pitch="variable" fo:font-size="6.59999990463257pt" fo:font-style="normal" fo:text-shadow="none" style:text-underline-style="none" fo:font-weight="normal" style:text-underline-mode="continuous" style:text-overline-mode="continuous" style:text-line-through-mode="continuous" style:font-family-asian="Calibri" style:font-family-generic-asian="swiss" style:font-pitch-asian="variable" style:font-size-asian="6.59999990463257pt" style:font-family-complex="Calibri" style:font-family-generic-complex="swiss" style:font-pitch-complex="variable" style:font-size-complex="6.59999990463257pt" style:text-scale="100%" style:text-overline-style="none" style:text-overline-color="font-color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3.621cm" svg:height="1.536cm" svg:x="6.461cm" svg:y="3.654cm" svg:viewBox="0 0 3622 1537" svg:d="M3622 0c-105 0-190 344-190 768 0 425 85 769 190 769h-3431c-105 0-191-344-191-769 0-424 86-768 191-768z">
            <text:p/>
          </draw:path>
          <draw:path draw:style-name="gr2" draw:text-style-name="P1" draw:layer="layout" svg:width="0.38cm" svg:height="1.536cm" svg:x="9.893cm" svg:y="3.654cm" svg:viewBox="0 0 381 1537" svg:d="M191 0c105 0 190 344 190 768 0 425-85 769-190 769s-191-344-191-769c0-424 86-768 191-768z">
            <text:p/>
          </draw:path>
          <draw:path draw:style-name="gr3" draw:text-style-name="P1" draw:layer="layout" svg:width="0.38cm" svg:height="1.536cm" svg:x="9.893cm" svg:y="3.654cm" svg:viewBox="0 0 381 1537" svg:d="M191 1537c-105 0-191-344-191-769 0-424 86-768 191-768s190 344 190 768c0 425-85 769-190 769z">
            <text:p/>
          </draw:path>
          <draw:path draw:style-name="gr4" draw:text-style-name="P1" draw:layer="layout" svg:width="3.621cm" svg:height="1.536cm" svg:x="6.461cm" svg:y="3.654cm" svg:viewBox="0 0 3622 1537" svg:d="M3622 1537h-3431c-105 0-191-344-191-769 0-424 86-768 191-768h3431">
            <text:p/>
          </draw:path>
          <draw:polygon draw:style-name="gr5" draw:text-style-name="P1" draw:layer="layout" svg:width="2.893cm" svg:height="1.189cm" svg:x="6.814cm" svg:y="3.809cm" svg:viewBox="0 0 2894 1190" draw:points="0,0 0,1190 2894,1190 2894,0">
            <text:p/>
          </draw:polygon>
          <draw:polygon draw:style-name="gr6" draw:text-style-name="P1" draw:layer="layout" svg:width="2.893cm" svg:height="1.189cm" svg:x="6.814cm" svg:y="3.809cm" svg:viewBox="0 0 2894 1190" draw:points="0,0 2894,0 2894,1190 0,1190">
            <text:p/>
          </draw:polygon>
          <draw:frame draw:style-name="gr7" draw:text-style-name="P2" draw:layer="layout" svg:width="2.609cm" svg:height="0.847cm" svg:x="6.956cm" svg:y="3.882cm">
            <draw:text-box>
              <text:p text:style-name="P2"><text:span text:style-name="T1">SDP / SIP</text:span></text:p>
            </draw:text-box>
          </draw:frame>
          <draw:frame draw:style-name="gr7" draw:text-style-name="P3" draw:layer="layout" svg:width="0.154cm" svg:height="0.847cm" svg:x="9.566cm" svg:y="3.882cm">
            <draw:text-box>
              <text:p text:style-name="P3"><text:s/></text:p>
            </draw:text-box>
          </draw:frame>
        </draw:g>
        <draw:g>
          <draw:path draw:style-name="gr1" draw:text-style-name="P1" draw:layer="layout" svg:width="3.621cm" svg:height="1.536cm" svg:x="1.506cm" svg:y="3.692cm" svg:viewBox="0 0 3622 1537" svg:d="M3622 0c-105 0-190 344-190 768 0 425 85 769 190 769h-3431c-105 0-191-344-191-769 0-424 86-768 191-768z">
            <text:p/>
          </draw:path>
          <draw:path draw:style-name="gr2" draw:text-style-name="P1" draw:layer="layout" svg:width="0.38cm" svg:height="1.536cm" svg:x="4.938cm" svg:y="3.692cm" svg:viewBox="0 0 381 1537" svg:d="M191 0c105 0 190 344 190 768 0 425-85 769-190 769s-191-344-191-769c0-424 86-768 191-768z">
            <text:p/>
          </draw:path>
          <draw:path draw:style-name="gr3" draw:text-style-name="P1" draw:layer="layout" svg:width="0.38cm" svg:height="1.536cm" svg:x="4.938cm" svg:y="3.692cm" svg:viewBox="0 0 381 1537" svg:d="M191 1537c-105 0-191-344-191-769 0-424 86-768 191-768s190 344 190 768c0 425-85 769-190 769z">
            <text:p/>
          </draw:path>
          <draw:path draw:style-name="gr4" draw:text-style-name="P1" draw:layer="layout" svg:width="3.621cm" svg:height="1.536cm" svg:x="1.506cm" svg:y="3.692cm" svg:viewBox="0 0 3622 1537" svg:d="M3622 1537h-3431c-105 0-191-344-191-769 0-424 86-768 191-768h3431">
            <text:p/>
          </draw:path>
          <draw:polygon draw:style-name="gr5" draw:text-style-name="P1" draw:layer="layout" svg:width="2.893cm" svg:height="1.189cm" svg:x="1.859cm" svg:y="3.847cm" svg:viewBox="0 0 2894 1190" draw:points="0,0 0,1190 2894,1190 2894,0">
            <text:p/>
          </draw:polygon>
          <draw:polygon draw:style-name="gr6" draw:text-style-name="P1" draw:layer="layout" svg:width="2.893cm" svg:height="1.189cm" svg:x="1.859cm" svg:y="3.847cm" svg:viewBox="0 0 2894 1190" draw:points="0,0 2894,0 2894,1190 0,1190">
            <text:p/>
          </draw:polygon>
          <draw:frame draw:style-name="gr7" draw:text-style-name="P2" draw:layer="layout" svg:width="2.609cm" svg:height="0.847cm" svg:x="2.001cm" svg:y="3.92cm">
            <draw:text-box>
              <text:p text:style-name="P2"><text:span text:style-name="T1">SDP / SIP</text:span></text:p>
            </draw:text-box>
          </draw:frame>
          <draw:frame draw:style-name="gr7" draw:text-style-name="P3" draw:layer="layout" svg:width="0.154cm" svg:height="0.847cm" svg:x="4.611cm" svg:y="3.92cm">
            <draw:text-box>
              <text:p text:style-name="P3"><text:s/></text:p>
            </draw:text-box>
          </draw:frame>
        </draw:g>
        <draw:path draw:style-name="gr8" draw:text-style-name="P1" draw:layer="layout" svg:width="2.575cm" svg:height="1.305cm" svg:x="1.345cm" svg:y="7.441cm" svg:viewBox="0 0 2576 1306" svg:d="M0 653c0-361 577-653 1288-653s1288 292 1288 653-577 653-1288 653-1288-292-1288-653z">
          <text:p text:style-name="P4">MODEL1</text:p>
        </draw:path>
        <draw:frame draw:style-name="gr7" draw:text-style-name="P5" draw:layer="layout" svg:width="0.046cm" svg:height="0.258cm" svg:x="1.381cm" svg:y="2.118cm">
          <draw:text-box>
            <text:p text:style-name="P5"><text:s/></text:p>
          </draw:text-box>
        </draw:frame>
        <draw:path draw:style-name="gr9" draw:text-style-name="P1" draw:layer="layout" svg:width="3.703cm" svg:height="2.875cm" svg:x="2.107cm" svg:y="5.189cm" svg:viewBox="0 0 3704 2876" svg:d="M3024 0c-95 47-19 394 169 774s416 651 511 603l-2984 1494c-94 48-323-222-511-603-187-380-262-727-168-774z">
          <text:p/>
        </draw:path>
        <draw:path draw:style-name="gr10" draw:text-style-name="P1" draw:layer="layout" svg:width="0.76cm" svg:height="1.387cm" svg:x="5.091cm" svg:y="5.183cm" svg:viewBox="0 0 761 1388" svg:d="M41 5c93-47 322 223 510 603 187 380 263 727 169 774-95 48-323-223-511-603-187-380-262-727-168-774z">
          <text:p/>
        </draw:path>
        <draw:path draw:style-name="gr11" draw:text-style-name="P1" draw:layer="layout" svg:width="0.76cm" svg:height="1.387cm" svg:x="5.091cm" svg:y="5.183cm" svg:viewBox="0 0 761 1388" svg:d="M721 1382c-95 48-323-223-511-603s-264-727-169-774c94-47 323 223 511 603 187 380 263 727 169 774z">
          <text:p/>
        </draw:path>
        <draw:path draw:style-name="gr4" draw:text-style-name="P1" draw:layer="layout" svg:width="3.703cm" svg:height="2.875cm" svg:x="2.107cm" svg:y="5.189cm" svg:viewBox="0 0 3704 2876" svg:d="M3704 1377l-2984 1494c-94 48-323-222-511-603-187-380-262-727-168-774l2983-1494">
          <text:p/>
        </draw:path>
        <draw:path draw:style-name="gr12" draw:text-style-name="P1" draw:layer="layout" svg:width="2.575cm" svg:height="1.305cm" svg:x="1.889cm" svg:y="8.62cm" svg:viewBox="0 0 2576 1306" svg:d="M0 653c0-361 577-653 1288-653s1288 292 1288 653-577 653-1288 653-1288-292-1288-653z">
          <text:p/>
        </draw:path>
        <draw:frame draw:style-name="gr7" draw:text-style-name="P6" draw:layer="layout" svg:width="1.19cm" svg:height="0.47cm" svg:x="2.192cm" svg:y="8.901cm">
          <draw:text-box>
            <text:p text:style-name="P6">MODEL</text:p>
          </draw:text-box>
        </draw:frame>
        <draw:frame draw:style-name="gr7" draw:text-style-name="P6" draw:layer="layout" svg:width="0.085cm" svg:height="0.47cm" svg:x="3.379cm" svg:y="8.901cm">
          <draw:text-box>
            <text:p text:style-name="P6"><text:s/></text:p>
          </draw:text-box>
        </draw:frame>
        <draw:frame draw:style-name="gr7" draw:text-style-name="P6" draw:layer="layout" svg:width="0.194cm" svg:height="0.47cm" svg:x="3.464cm" svg:y="8.901cm">
          <draw:text-box>
            <text:p text:style-name="P6">2</text:p>
          </draw:text-box>
        </draw:frame>
        <draw:frame draw:style-name="gr7" draw:text-style-name="P7" draw:layer="layout" svg:width="0.05cm" svg:height="0.28cm" svg:x="3.657cm" svg:y="9.049cm">
          <draw:text-box>
            <text:p text:style-name="P7"><text:s/></text:p>
          </draw:text-box>
        </draw:frame>
        <draw:frame draw:style-name="gr7" draw:text-style-name="P8" draw:layer="layout" svg:width="0.046cm" svg:height="0.258cm" svg:x="2.9cm" svg:y="9.596cm">
          <draw:text-box>
            <text:p text:style-name="P8"><text:s/></text:p>
          </draw:text-box>
        </draw:frame>
        <draw:frame draw:style-name="gr7" draw:text-style-name="P8" draw:layer="layout" svg:width="0.046cm" svg:height="0.258cm" svg:x="2.949cm" svg:y="9.596cm">
          <draw:text-box>
            <text:p text:style-name="P8"><text:s/></text:p>
          </draw:text-box>
        </draw:frame>
        <draw:path draw:style-name="gr12" draw:text-style-name="P1" draw:layer="layout" svg:width="2.576cm" svg:height="1.306cm" svg:x="7.959cm" svg:y="7.655cm" svg:viewBox="0 0 2577 1307" svg:d="M0 654c0-361 577-654 1288-654 712 0 1289 293 1289 654 0 360-577 653-1289 653-711 0-1288-293-1288-653z">
          <text:p/>
        </draw:path>
        <draw:frame draw:style-name="gr7" draw:text-style-name="P6" draw:layer="layout" svg:width="0.783cm" svg:height="0.47cm" svg:x="8.715cm" svg:y="7.923cm">
          <draw:text-box>
            <text:p text:style-name="P6">SSRC</text:p>
          </draw:text-box>
        </draw:frame>
        <draw:frame draw:style-name="gr7" draw:text-style-name="P6" draw:layer="layout" svg:width="0.085cm" svg:height="0.47cm" svg:x="9.497cm" svg:y="7.923cm">
          <draw:text-box>
            <text:p text:style-name="P6"><text:s/></text:p>
          </draw:text-box>
        </draw:frame>
        <draw:frame draw:style-name="gr7" draw:text-style-name="P6" draw:layer="layout" svg:width="0.194cm" svg:height="0.47cm" svg:x="9.584cm" svg:y="7.923cm">
          <draw:text-box>
            <text:p text:style-name="P6">1</text:p>
          </draw:text-box>
        </draw:frame>
        <draw:frame draw:style-name="gr7" draw:text-style-name="P7" draw:layer="layout" svg:width="0.05cm" svg:height="0.28cm" svg:x="9.778cm" svg:y="8.071cm">
          <draw:text-box>
            <text:p text:style-name="P7"><text:s/></text:p>
          </draw:text-box>
        </draw:frame>
        <draw:frame draw:style-name="gr7" draw:text-style-name="P8" draw:layer="layout" svg:width="0.046cm" svg:height="0.258cm" svg:x="9.221cm" svg:y="8.621cm">
          <draw:text-box>
            <text:p text:style-name="P8"><text:s/></text:p>
          </draw:text-box>
        </draw:frame>
        <draw:frame draw:style-name="gr7" draw:text-style-name="P8" draw:layer="layout" svg:width="0.046cm" svg:height="0.258cm" svg:x="9.269cm" svg:y="8.621cm">
          <draw:text-box>
            <text:p text:style-name="P8"><text:s/></text:p>
          </draw:text-box>
        </draw:frame>
        <draw:path draw:style-name="gr12" draw:text-style-name="P1" draw:layer="layout" svg:width="2.575cm" svg:height="1.306cm" svg:x="8.459cm" svg:y="8.514cm" svg:viewBox="0 0 2576 1307" svg:d="M0 653c0-361 577-653 1288-653 712 0 1288 292 1288 653 0 362-576 654-1288 654-711 0-1288-292-1288-654z">
          <text:p/>
        </draw:path>
        <draw:rect draw:style-name="gr13" draw:text-style-name="P1" draw:layer="layout" svg:width="2.581cm" svg:height="1.312cm" svg:x="8.458cm" svg:y="8.514cm">
          <text:p/>
        </draw:rect>
        <draw:frame draw:style-name="gr7" draw:text-style-name="P6" draw:layer="layout" svg:width="0.783cm" svg:height="0.47cm" svg:x="9.217cm" svg:y="8.783cm">
          <draw:text-box>
            <text:p text:style-name="P6">SSRC</text:p>
          </draw:text-box>
        </draw:frame>
        <draw:frame draw:style-name="gr7" draw:text-style-name="P6" draw:layer="layout" svg:width="0.085cm" svg:height="0.47cm" svg:x="9.998cm" svg:y="8.783cm">
          <draw:text-box>
            <text:p text:style-name="P6"><text:s/></text:p>
          </draw:text-box>
        </draw:frame>
        <draw:frame draw:style-name="gr7" draw:text-style-name="P6" draw:layer="layout" svg:width="0.194cm" svg:height="0.47cm" svg:x="10.085cm" svg:y="8.783cm">
          <draw:text-box>
            <text:p text:style-name="P6">2</text:p>
          </draw:text-box>
        </draw:frame>
        <draw:frame draw:style-name="gr7" draw:text-style-name="P7" draw:layer="layout" svg:width="0.05cm" svg:height="0.28cm" svg:x="10.279cm" svg:y="8.931cm">
          <draw:text-box>
            <text:p text:style-name="P7"><text:s/></text:p>
          </draw:text-box>
        </draw:frame>
        <draw:frame draw:style-name="gr7" draw:text-style-name="P8" draw:layer="layout" svg:width="0.046cm" svg:height="0.258cm" svg:x="9.722cm" svg:y="9.473cm">
          <draw:text-box>
            <text:p text:style-name="P8"><text:s/></text:p>
          </draw:text-box>
        </draw:frame>
        <draw:frame draw:style-name="gr7" draw:text-style-name="P8" draw:layer="layout" svg:width="0.046cm" svg:height="0.258cm" svg:x="9.77cm" svg:y="9.473cm">
          <draw:text-box>
            <text:p text:style-name="P8"><text:s/></text:p>
          </draw:text-box>
        </draw:frame>
        <draw:path draw:style-name="gr12" draw:text-style-name="P1" draw:layer="layout" svg:width="2.575cm" svg:height="1.306cm" svg:x="12.093cm" svg:y="7.311cm" svg:viewBox="0 0 2576 1307" svg:d="M0 653c0-361 577-653 1288-653 712 0 1288 292 1288 653s-576 654-1288 654c-711 0-1288-293-1288-654z">
          <text:p/>
        </draw:path>
        <draw:frame draw:style-name="gr7" draw:text-style-name="P6" draw:layer="layout" svg:width="0.849cm" svg:height="0.47cm" svg:x="12.958cm" svg:y="7.581cm">
          <draw:text-box>
            <text:p text:style-name="P6">RLE 1</text:p>
          </draw:text-box>
        </draw:frame>
        <draw:frame draw:style-name="gr7" draw:text-style-name="P7" draw:layer="layout" svg:width="0.05cm" svg:height="0.28cm" svg:x="13.804cm" svg:y="7.729cm">
          <draw:text-box>
            <text:p text:style-name="P7"><text:s/></text:p>
          </draw:text-box>
        </draw:frame>
        <draw:frame draw:style-name="gr7" draw:text-style-name="P8" draw:layer="layout" svg:width="0.046cm" svg:height="0.258cm" svg:x="13.355cm" svg:y="8.276cm">
          <draw:text-box>
            <text:p text:style-name="P8"><text:s/></text:p>
          </draw:text-box>
        </draw:frame>
        <draw:frame draw:style-name="gr7" draw:text-style-name="P8" draw:layer="layout" svg:width="0.046cm" svg:height="0.258cm" svg:x="13.404cm" svg:y="8.276cm">
          <draw:text-box>
            <text:p text:style-name="P8"><text:s/></text:p>
          </draw:text-box>
        </draw:frame>
        <draw:path draw:style-name="gr12" draw:text-style-name="P1" draw:layer="layout" svg:width="2.575cm" svg:height="1.305cm" svg:x="13.283cm" svg:y="8.204cm" svg:viewBox="0 0 2576 1306" svg:d="M0 653c0-361 577-653 1288-653 712 0 1288 292 1288 653 0 360-576 653-1288 653-711 0-1288-293-1288-653z">
          <text:p/>
        </draw:path>
        <draw:frame draw:style-name="gr7" draw:text-style-name="P6" draw:layer="layout" svg:width="0.849cm" svg:height="0.47cm" svg:x="14.149cm" svg:y="8.472cm">
          <draw:text-box>
            <text:p text:style-name="P6">RLE 2</text:p>
          </draw:text-box>
        </draw:frame>
        <draw:frame draw:style-name="gr7" draw:text-style-name="P7" draw:layer="layout" svg:width="0.05cm" svg:height="0.28cm" svg:x="14.994cm" svg:y="8.62cm">
          <draw:text-box>
            <text:p text:style-name="P7"><text:s/></text:p>
          </draw:text-box>
        </draw:frame>
        <draw:frame draw:style-name="gr7" draw:text-style-name="P8" draw:layer="layout" svg:width="0.046cm" svg:height="0.258cm" svg:x="14.546cm" svg:y="9.162cm">
          <draw:text-box>
            <text:p text:style-name="P8"><text:s/></text:p>
          </draw:text-box>
        </draw:frame>
        <draw:frame draw:style-name="gr7" draw:text-style-name="P8" draw:layer="layout" svg:width="0.046cm" svg:height="0.258cm" svg:x="14.595cm" svg:y="9.162cm">
          <draw:text-box>
            <text:p text:style-name="P8"><text:s/></text:p>
          </draw:text-box>
        </draw:frame>
        <draw:path draw:style-name="gr14" draw:text-style-name="P1" draw:layer="layout" svg:width="3.702cm" svg:height="2.875cm" svg:x="5.982cm" svg:y="5.122cm" svg:viewBox="0 0 3703 2876" svg:d="M679 0c94 47 18 394-169 774s-416 650-510 603l2984 1494c94 47 323-223 510-603s263-727 168-774z">
          <text:p/>
        </draw:path>
        <draw:path draw:style-name="gr15" draw:text-style-name="P1" draw:layer="layout" svg:width="0.759cm" svg:height="1.386cm" svg:x="5.941cm" svg:y="5.116cm" svg:viewBox="0 0 760 1387" svg:d="M719 5c-95-47-323 223-510 603s-262 727-168 774c93 47 322-223 509-603s263-727 169-774z">
          <text:p/>
        </draw:path>
        <draw:path draw:style-name="gr11" draw:text-style-name="P1" draw:layer="layout" svg:width="0.759cm" svg:height="1.386cm" svg:x="5.941cm" svg:y="5.116cm" svg:viewBox="0 0 760 1387" svg:d="M41 1382c93 47 322-223 509-603s263-727 169-774c-95-47-323 223-510 603s-262 727-168 774z">
          <text:p/>
        </draw:path>
        <draw:path draw:style-name="gr4" draw:text-style-name="P1" draw:layer="layout" svg:width="3.702cm" svg:height="2.875cm" svg:x="5.982cm" svg:y="5.122cm" svg:viewBox="0 0 3703 2876" svg:d="M0 1377l2984 1494c94 47 323-223 510-603s263-727 168-774l-2983-1494">
          <text:p/>
        </draw:path>
        <draw:path draw:style-name="gr16" draw:text-style-name="P1" draw:layer="layout" svg:width="0.085cm" svg:height="9.27cm" svg:x="11.582cm" svg:y="2.27cm" svg:viewBox="0 0 86 9271" svg:d="M86 0v421h-86v-421zM86 736v422h-86v-422zM86 1475v421h-86v-421zM86 2213v420h-86v-420zM86 2949v422h-86v-422zM86 3688v420h-86v-420zM86 4425v421h-86v-421zM86 5161v423h-86v-423zM86 5899v422h-86v-422zM86 6638v421h-86v-421zM86 7374v422h-86v-422zM86 8111v423h-86v-423zM86 8849v422h-86v-422z">
          <text:p/>
        </draw:path>
        <draw:rect draw:style-name="gr17" draw:text-style-name="P1" draw:layer="layout" svg:width="3.055cm" svg:height="1.167cm" svg:x="4.556cm" svg:y="8.469cm">
          <text:p/>
        </draw:rect>
        <draw:path draw:style-name="gr18" draw:text-style-name="P1" draw:layer="layout" svg:width="3.048cm" svg:height="1.161cm" svg:x="4.557cm" svg:y="8.47cm" svg:viewBox="0 0 3049 1162" svg:d="M3049 0c-79 0-144 260-144 581 0 320 65 581 144 581h-2905c-80 0-144-261-144-581 0-321 64-581 144-581z">
          <text:p/>
        </draw:path>
        <draw:rect draw:style-name="gr19" draw:text-style-name="P1" draw:layer="layout" svg:width="3.055cm" svg:height="1.167cm" svg:x="4.556cm" svg:y="8.469cm">
          <text:p/>
        </draw:rect>
        <draw:rect draw:style-name="gr20" draw:text-style-name="P1" draw:layer="layout" svg:width="0.294cm" svg:height="1.167cm" svg:x="7.46cm" svg:y="8.469cm">
          <text:p/>
        </draw:rect>
        <draw:path draw:style-name="gr18" draw:text-style-name="P1" draw:layer="layout" svg:width="0.287cm" svg:height="1.161cm" svg:x="7.462cm" svg:y="8.47cm" svg:viewBox="0 0 288 1162" svg:d="M144 0c80 0 144 260 144 581 0 320-64 581-144 581-79 0-144-261-144-581 0-321 65-581 144-581z">
          <text:p/>
        </draw:path>
        <draw:rect draw:style-name="gr19" draw:text-style-name="P1" draw:layer="layout" svg:width="0.294cm" svg:height="1.167cm" svg:x="7.46cm" svg:y="8.469cm">
          <text:p/>
        </draw:rect>
        <draw:path draw:style-name="gr21" draw:text-style-name="P1" draw:layer="layout" svg:width="0.287cm" svg:height="1.161cm" svg:x="7.462cm" svg:y="8.47cm" svg:viewBox="0 0 288 1162" svg:d="M144 1162c-79 0-144-261-144-581 0-321 65-581 144-581 80 0 144 260 144 581 0 320-64 581-144 581z">
          <text:p/>
        </draw:path>
        <draw:path draw:style-name="gr4" draw:text-style-name="P1" draw:layer="layout" svg:width="3.048cm" svg:height="1.161cm" svg:x="4.557cm" svg:y="8.47cm" svg:viewBox="0 0 3049 1162" svg:d="M3049 1162h-2905c-80 0-144-261-144-581 0-321 64-581 144-581h2905">
          <text:p/>
        </draw:path>
        <draw:path draw:style-name="gr22" draw:text-style-name="P1" draw:layer="layout" svg:width="4.095cm" svg:height="2.72cm" svg:x="1.716cm" svg:y="5.351cm" svg:viewBox="0 0 4096 2721" svg:d="M114 2576l4-159 3-40 4-35 57 6-4 34-3 38v-1l-3 158zM166 2166l11-29 12-26 52 24-12 26 1-3-11 29zM289 1960l14-16 35-36 39-35 42-34 45-34 3-2 32 48-3 2 1-1-43 33 1-1-41 34 1-1-38 33 2-1-35 36 1-1-14 15zM614 1708l49-29 29 50-50 29zM816 1597l32-16 65-34 68-33 42-21 25 53-42 20-68 33h1l-65 33-31 16zM1178 1418l19-9 34-16 24 53-33 15h1l-20 9zM1389 1322l18-8 46-19 46-20 48-20 49-20 5-2 22 53-6 3-48 20-47 19-47 20-46 19h1l-19 8zM1762 1168l53-21 22 53-54 22zM1976 1083l185-73 29-12 21 54-29 12-185 73zM2349 933l17-6 36-15 22 53-36 15-17 7zM2561 845l1-1v1l46-21 46-20 44-20 44-21-1 1 29-14 25 53-29 13-44 21-45 20-46 20-47 21zM2925 675l51-25 25 51-51 26zM3130 571l16-8 76-41 75-40 36-19 27 51-35 19-75 40-77 41-17 9zM3483 380l34-19 16-9 28 50-16 10-34 19zM3683 267l116-67 84-48 29 50-85 49-115 66zM287 2580c-2 79-68 143-147 141s-142-68-140-147c1-80 67-144 146-142s142 68 141 148zM3881 19c69-40 157-16 196 53 40 70 16 158-53 198s-156 16-196-53c-40-70-16-158 53-198z">
          <text:p/>
        </draw:path>
        <draw:path draw:style-name="gr22" draw:text-style-name="P1" draw:layer="layout" svg:width="3.008cm" svg:height="3.398cm" svg:x="2.885cm" svg:y="5.699cm" svg:viewBox="0 0 3009 3399" svg:d="M611 3272l-144-181 46-36 143 181zM363 2950l-27-38-6-10 48-32 5 9v-1l27 39zM236 2755l-1-3-30-54-27-54-25-56-18-46 54-22 17 46v-1l24 54-1-1 28 53h-1l29 53v-1l1 2zM85 2372l-3-12-12-44 56-14 11 44 3 11zM31 2146l-6-29-11-64-8-64-3-32-2-32-1-14 58-2v14-2l2 32v-1l3 32v-1l8 63-1-2 11 62 6 28zM13 1733v-1l8-32 7-26 56 15-8 26 1-1-7 30v-2 1zM106 1509l15-21 23-28 25-28 27-28 31-26 33-27 15-11 34 48-14 10 1-1-32 25h1l-30 26 1-2-26 27 1-2-23 27 1-1-22 27 1-2-15 21zM424 1246l40-21 11-6 26 51-10 6-40 21zM632 1142l28-13 52-23 53-23 55-23 24-10 21 53-24 10h1l-54 23-53 23-52 23h1l-28 13zM1004 985l54-21 21 54-54 21zM1219 902l98-39 53-21 52-21 10-4 22 54-10 4-53 21-53 21-99 39zM1590 750l27-11 26-12 24 53-27 12-26 11zM1797 653l70-35 78-39 58-29 26 52-58 29-79 39-69 34zM2158 473l13-6 38-20 26 52-39 20-12 6zM2364 369l20-10 69-35 116-59 25 52-116 59-69 35-20 10zM2722 187l52-27 26 52-51 26zM745 3164c50 62 40 153-22 203s-153 40-202-23c-50-61-40-153 22-203s152-40 202 23zM2801 16c70-36 157-8 193 63s8 159-63 195-157 8-193-63c-36-72-8-159 63-195z">
          <text:p/>
        </draw:path>
        <draw:path draw:style-name="gr22" draw:text-style-name="P1" draw:layer="layout" svg:width="3.899cm" svg:height="2.819cm" svg:x="6cm" svg:y="5.285cm" svg:viewBox="0 0 3900 2820" svg:d="M3730 2689l-80-157-21-40 1 1-5-9 50-28 5 9 22 40 79 158zM3538 2336l-3-4 1 1-27-42v1l-2-3 47-33 3 3 27 42 2 4zM3406 2151l-23-29 1 1-37-45v1l-40-46 1 1-43-47v1l-9-10 43-39 8 9 43 47 40 45 38 45 23 30zM3137 1853l-13-12h1l-28-28 40-41 28 28 14 13zM2973 1693l-8-8v1l-56-53v1l-58-53h1l-49-42 38-43 49 42 58 53 56 52 8 8zM2672 1429l-45-36 35-46 45 36zM2489 1289l-2-1h1l-63-44h1l-63-42-64-40 31-49 64 41 64 42 63 45 3 1zM2152 1075l-50-27 27-51 51 28zM1950 969l-61-31h1l-143-69-3-1 24-53 4 2 143 69 61 31zM1587 795l-51-25 23-52 52 24zM1379 698l-65-31-144-65 24-53 145 66 64 30zM1013 532l-53-23 23-53 53 23zM802 442l-72-30-141-58 22-53 141 58 72 29zM430 290l-54-22 21-53 54 21zM216 204l-82-32 21-54 82 33zM3884 2610c36 72 8 159-64 195-70 36-156 8-192-63-37-71-8-159 63-195 70-36 157-8 193 63zM91 280c-74-30-109-114-81-188 30-75 113-111 187-82 74 30 110 113 81 188-29 74-113 111-187 82z">
          <text:p/>
        </draw:path>
        <draw:path draw:style-name="gr22" draw:text-style-name="P1" draw:layer="layout" svg:width="3.258cm" svg:height="3.861cm" svg:x="5.919cm" svg:y="5.633cm" svg:viewBox="0 0 3259 3862" svg:d="M3087 3718l-13-221v-10l57-3v10l13 221zM3063 3314l-2-35-1-23 57-3 1 22 2 35zM3048 3083l-1-17-7-104-8-100-1-10 58-4 1 9 7 101 8 104 1 17zM3017 2680l-1-11-4-46 57-5 4 46 1 12zM2993 2451v-4l-4-41-6-40-5-39-5-38-6-36-5-30 57-10 5 31 6 37 5 38 6 39 5 41 4 42 1 3zM2930 2054l-3-16v1l-6-25-4-15 56-15 4 16 6 25 3 16zM2864 1838l-6-15v1l-14-30v1l-16-29 1 1-16-28v2l-17-28v1l-18-27v1l-20-28h1l-11-14 47-34 10 14 20 28 19 27 17 28 17 29 17 29 15 32 7 17zM2644 1512l-23-24h1l-17-17 41-41 18 18 22 26zM2479 1360l-23-17h1l-33-24-34-24v1l-37-25 1 1-39-25-24-16 30-49 25 15 39 26 37 25 35 24 34 24 22 17zM2143 1146l-20-10-31-17 27-51 31 16 20 10zM1938 1043l-27-14-79-37h1l-79-37-24-11 25-52 23 10 79 38 79 37 27 13zM1574 873l-8-4-34-16-10-4 23-53 10 5 35 15 7 4zM1364 779l-19-9v1l-16-7-8-4-6-3h1l-5-2-5-2v1l-3-2-3-1-1-1 2 1-2-1-144-71 26-52 141 70-3-1 2 1 3 1-2-1 3 2 4 1 5 2h-1l5 2 7 3 7 3h-1l17 7 19 9zM1000 602l-51-26 25-52 52 26zM794 500l-206-102 26-52 206 102zM434 320l-52-25 25-52 52 25zM227 218l-96-48 26-52 96 48zM3259 3708c5 80-55 148-135 153-79 5-147-56-152-136-4-79 56-148 135-153 80-5 148 56 152 136zM80 274c-71-35-100-122-65-194 35-71 121-100 193-65 71 35 100 122 65 194-36 71-121 100-193 65z">
          <text:p/>
        </draw:path>
        <draw:path draw:style-name="gr22" draw:text-style-name="P1" draw:layer="layout" svg:width="3.141cm" svg:height="0.056cm" svg:x="1.414cm" svg:y="1.451cm" svg:viewBox="0 0 3142 57" svg:d="M0 0h338v57h-338zM594 0h86v57h-86zM934 0h340v57h-340zM1528 0h86v57h-86zM1868 0h340v57h-340zM2462 0h86v57h-86zM2802 0h340v57h-340z">
          <text:p/>
        </draw:path>
        <draw:path draw:style-name="gr23" draw:text-style-name="P1" draw:layer="layout" svg:width="3.174cm" svg:height="0.006cm" draw:transform="rotate (-0.000698131701983651) translate (1.50770559006644cm 2.01594200408145cm)" svg:viewBox="0 0 3175 7" svg:d="M1 0h248l-1 7h-248zM331 0h250l-1 7h-249zM665 0h248l-1 7h-248zM995 0h250l-1 7h-249zM1327 0h250l-1 7h-249zM1659 0h249l-1 7h-248zM1992 0h248l-1 7h-248zM2324 0h248l-1 7h-248zM2656 0h248l-1 7h-248zM2988 0h187v7h-188z">
          <text:p/>
        </draw:path>
        <draw:frame draw:style-name="gr7" draw:text-style-name="P9" draw:layer="layout" svg:width="4.445cm" svg:height="0.563cm" svg:x="4.683cm" svg:y="1.762cm">
          <draw:text-box>
            <text:p text:style-name="P9">„RT Stream“ </text:p>
          </draw:text-box>
        </draw:frame>
        <draw:frame draw:style-name="gr7" draw:text-style-name="P9" draw:layer="layout" svg:width="5.97cm" svg:height="0.563cm" svg:x="9.508cm" svg:y="1.762cm">
          <draw:text-box>
            <text:p text:style-name="P9">RTP / SCTP unordered / IP multicast</text:p>
          </draw:text-box>
        </draw:frame>
        <draw:frame draw:style-name="gr7" draw:text-style-name="P10" draw:layer="layout" svg:width="0.05cm" svg:height="0.28cm" svg:x="12.163cm" svg:y="1.983cm">
          <draw:text-box>
            <text:p text:style-name="P10"><text:s/></text:p>
          </draw:text-box>
        </draw:frame>
        <draw:path draw:style-name="gr22" draw:text-style-name="P1" draw:layer="layout" svg:width="4.842cm" svg:height="0.288cm" svg:x="3.908cm" svg:y="8.883cm" svg:viewBox="0 0 4843 289" svg:d="M143 115h173v58h-173zM373 115h173v58h-173zM603 115h172v58h-172zM833 115h172v58h-172zM1063 115h172v58h-172zM1293 115h172v58h-172zM1522 115h173v58h-173zM1753 115h172v58h-172zM1982 115h173v58h-173zM2212 115h173v58h-173zM2442 115h172v58h-172zM2672 115h172v58h-172zM2902 115h172v58h-172zM3132 115h172v58h-172zM3362 115h172v58h-172zM3591 115h173v58h-173zM3821 115h173v58h-173zM4051 115h173v58h-173zM4281 115h173v58h-173zM4511 115h172v58h-172zM143 289c-79 0-143-65-143-145 0-79 64-144 143-144s144 65 144 144c0 80-65 145-144 145zM4699 0c79 0 144 65 144 144 0 80-65 145-144 145-80 0-144-65-144-145 0-79 64-144 144-144z">
          <text:p/>
        </draw:path>
        <draw:path draw:style-name="gr22" draw:text-style-name="P1" draw:layer="layout" svg:width="5.162cm" svg:height="0.289cm" svg:x="3.194cm" svg:y="8.229cm" svg:viewBox="0 0 5163 290" svg:d="M144 116h172v58h-172zM374 116h172v58h-172zM604 116h172v58h-172zM833 116h173v58h-173zM1063 116h173v58h-173zM1293 116h173v58h-173zM1523 116h173v58h-173zM1753 116h172v58h-172zM1983 116h173v58h-173zM2213 116h172v58h-172zM2443 116h172v58h-172zM2672 116h173v58h-173zM2902 116h173v58h-173zM3132 116h173v58h-173zM3362 116h172v58h-172zM3592 116h173v58h-173zM3822 116h172v58h-172zM4052 116h172v58h-172zM4282 116h172v58h-172zM4512 116h172v58h-172zM4741 116h173v58h-173zM4971 116h48v58h-48zM144 290c-80 0-144-65-144-145s64-145 144-145c79 0 143 65 143 145s-64 145-143 145zM5019 0c80 0 144 65 144 145s-64 145-144 145c-79 0-144-65-144-145s65-145 144-145z">
          <text:p/>
        </draw:path>
        <draw:frame draw:style-name="gr7" draw:text-style-name="P9" draw:layer="layout" svg:width="2.458cm" svg:height="0.563cm" svg:x="5.029cm" svg:y="2.773cm">
          <draw:text-box>
            <text:p text:style-name="P9">1 MODEL ↔</text:p>
          </draw:text-box>
        </draw:frame>
        <draw:frame draw:style-name="gr7" draw:text-style-name="P9" draw:layer="layout" svg:width="4.595cm" svg:height="0.563cm" svg:x="7.493cm" svg:y="2.773cm">
          <draw:text-box>
            <text:p text:style-name="P9">1 Stream ↔ 1 SSRC ↔ </text:p>
          </draw:text-box>
        </draw:frame>
        <draw:frame draw:style-name="gr7" draw:text-style-name="P9" draw:layer="layout" svg:width="3.173cm" svg:height="0.563cm" svg:x="12.097cm" svg:y="2.773cm">
          <draw:text-box>
            <text:p text:style-name="P9">1 Real Life Entity</text:p>
          </draw:text-box>
        </draw:frame>
        <draw:frame draw:style-name="gr7" draw:text-style-name="P10" draw:layer="layout" svg:width="0.05cm" svg:height="0.28cm" svg:x="15.276cm" svg:y="2.994cm">
          <draw:text-box>
            <text:p text:style-name="P10"><text:s/></text:p>
          </draw:text-box>
        </draw:frame>
        <draw:polygon draw:style-name="gr24" draw:text-style-name="P1" draw:layer="layout" svg:width="3.755cm" svg:height="1.189cm" svg:x="6.461cm" svg:y="5.318cm" svg:viewBox="0 0 3756 1190" draw:points="0,0 0,1190 3756,1190 3756,0">
          <text:p/>
        </draw:polygon>
        <draw:polygon draw:style-name="gr25" draw:text-style-name="P1" draw:layer="layout" svg:width="3.755cm" svg:height="1.189cm" svg:x="6.461cm" svg:y="5.318cm" svg:viewBox="0 0 3756 1190" draw:points="0,0 3756,0 3756,1190 0,1190">
          <text:p/>
        </draw:polygon>
        <draw:frame draw:style-name="gr7" draw:text-style-name="P3" draw:layer="layout" svg:width="3.47cm" svg:height="0.847cm" svg:x="6.605cm" svg:y="5.391cm">
          <draw:text-box>
            <text:p text:style-name="P3">RTCP / SCTPo</text:p>
          </draw:text-box>
        </draw:frame>
        <draw:frame draw:style-name="gr7" draw:text-style-name="P10" draw:layer="layout" svg:width="0.05cm" svg:height="0.28cm" svg:x="10.075cm" svg:y="5.833cm">
          <draw:text-box>
            <text:p text:style-name="P10"><text:s/></text:p>
          </draw:text-box>
        </draw:frame>
        <draw:path draw:style-name="gr22" draw:text-style-name="P1" draw:layer="layout" svg:width="0.319cm" svg:height="2.932cm" svg:x="5.607cm" svg:y="6.095cm" svg:viewBox="0 0 320 2933" svg:d="M57 2933l9-173-57-4-9 174zM69 2702l10-174-58-3-9 174zM82 2470l9-173-57-3-10 173zM94 2239l9-174-57-2-10 173zM106 2008l10-173-58-4-9 174zM118 1777l10-174-57-3-10 174zM131 1546l9-174-58-3-9 173zM143 1314l9-173-57-3-9 173zM155 1083l9-174-57-3-9 174zM168 851l9-173-58-3-9 174zM180 620l9-173-57-3-9 173zM192 389l9-174-57-3-9 174zM204 158l1-12-57-3-1 11zM320 152c4-80-57-147-137-152-78-4-146 57-150 137s56 148 135 152c80 4 147-57 152-137z">
          <text:p/>
        </draw:path>
        <draw:path draw:style-name="gr22" draw:text-style-name="P1" draw:layer="layout" svg:width="0.442cm" svg:height="2.347cm" svg:x="5.968cm" svg:y="6.095cm" svg:viewBox="0 0 443 2348" svg:d="M386 2348l-21-172 57-7 21 172zM358 2118l-21-172 57-7 21 172zM330 1889l-22-173 58-7 21 173zM301 1659l-21-172 57-8 21 173zM273 1429l-22-173 58-6 21 172zM245 1199l-22-173 57-6 21 172zM216 969l-21-172 57-7 21 172zM188 739l-21-172 57-7 21 172zM160 509l-21-172 57-7 21 172zM131 280l-16-132 57-7 16 132zM1 163c-10-80 46-152 125-162s150 47 160 126-46 151-125 161c-78 10-150-46-160-125z">
          <text:p/>
        </draw:path>
        <draw:polygon draw:style-name="gr5" draw:text-style-name="P1" draw:layer="layout" svg:width="3.802cm" svg:height="1.035cm" svg:x="4.148cm" svg:y="7.158cm" svg:viewBox="0 0 3803 1036" draw:points="0,0 0,1036 3803,1036 3803,0">
          <text:p/>
        </draw:polygon>
        <draw:polygon draw:style-name="gr25" draw:text-style-name="P1" draw:layer="layout" svg:width="3.802cm" svg:height="1.035cm" svg:x="4.148cm" svg:y="7.158cm" svg:viewBox="0 0 3803 1036" draw:points="0,0 3803,0 3803,1036 0,1036">
          <text:p/>
        </draw:polygon>
        <draw:frame draw:style-name="gr7" draw:text-style-name="P3" draw:layer="layout" svg:width="3.519cm" svg:height="0.847cm" svg:x="4.291cm" svg:y="7.231cm">
          <draw:text-box>
            <text:p text:style-name="P3">RTP / SCTPu</text:p>
          </draw:text-box>
        </draw:frame>
        <draw:frame draw:style-name="gr7" draw:text-style-name="P10" draw:layer="layout" svg:width="0.05cm" svg:height="0.28cm" svg:x="7.756cm" svg:y="8.064cm">
          <draw:text-box>
            <text:p text:style-name="P10"><text:s/></text:p>
          </draw:text-box>
        </draw:frame>
        <draw:frame draw:style-name="gr7" draw:text-style-name="P9" draw:layer="layout" svg:width="4.609cm" svg:height="0.563cm" svg:x="4.646cm" svg:y="1.127cm">
          <draw:text-box>
            <text:p text:style-name="P9">„non-RT Stream“ </text:p>
          </draw:text-box>
        </draw:frame>
        <draw:frame draw:style-name="gr7" draw:text-style-name="P9" draw:layer="layout" svg:width="6.026cm" svg:height="0.563cm" svg:x="9.509cm" svg:y="1.199cm">
          <draw:text-box>
            <text:p text:style-name="P9">RTCP / SCTP ordered / IP unicast </text:p>
          </draw:text-box>
        </draw:frame>
        <draw:frame draw:style-name="gr7" draw:text-style-name="P10" draw:layer="layout" svg:width="0.05cm" svg:height="0.28cm" svg:x="12.126cm" svg:y="1.348cm">
          <draw:text-box>
            <text:p text:style-name="P10"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043cm" fo:page-height="12.7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8M18S</meta:editing-duration>
    <meta:editing-cycles>5</meta:editing-cycles>
    <meta:generator>OpenOffice/4.1.5$Win32 OpenOffice.org_project/415m1$Build-9789</meta:generator>
    <dc:date>2020-12-09T22:42:54.87</dc:date>
    <dc:creator>x </dc:creator>
    <meta:document-statistic meta:object-count="97"/>
  </office:meta>
</office:document-meta>
</file>